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4e4" officeooo:paragraph-rsid="000184e4"/>
    </style:style>
    <style:style style:name="P2" style:family="paragraph" style:parent-style-name="Standard">
      <style:paragraph-properties fo:text-align="start" style:justify-single-word="false"/>
      <style:text-properties officeooo:rsid="000184e4" officeooo:paragraph-rsid="000184e4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184e4" officeooo:paragraph-rsid="000184e4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184e4" officeooo:paragraph-rsid="000184e4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01e030" officeooo:paragraph-rsid="0001e030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2f801" officeooo:paragraph-rsid="0002f80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02f801" officeooo:paragraph-rsid="0006280b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6280b" officeooo:paragraph-rsid="0006280b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649b5" officeooo:paragraph-rsid="000649b5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2f801" officeooo:paragraph-rsid="0002f801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0384e4" officeooo:paragraph-rsid="000384e4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officeooo:rsid="000384e4"/>
    </style:style>
    <style:style style:name="T2" style:family="text">
      <style:text-properties officeooo:rsid="00062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: Edit Available Rooms</text:p>
      <text:p text:style-name="P2">1. Principal identifies self</text:p>
      <text:p text:style-name="P2">2. Principal declares intent to edit room schedule</text:p>
      <text:p text:style-name="P2">3. Principal selects existing allotment or creates new room allotment</text:p>
      <text:p text:style-name="P2">4a. Principal defines or edits allotment location, size, and time period</text:p>
      <text:p text:style-name="P2">4b. Principal deletes or cancels currently selected allotment</text:p>
      <text:p text:style-name="P3">repeat steps 3-4 until finished</text:p>
      <text:p text:style-name="P4">5. Principal locks in room schedule</text:p>
      <text:p text:style-name="P4"/>
      <text:p text:style-name="P4"/>
      <text:p text:style-name="P12">UC: Applicant requests a room</text:p>
      <text:p text:style-name="P5"/>
      <text:p text:style-name="P6">1. Applicant determines <text:span text:style-name="T2">which space they would like too book.</text:span> </text:p>
      <text:p text:style-name="P7">2. Applicant determines when they would like to <text:span text:style-name="T2">book the space </text:span>for.</text:p>
      <text:p text:style-name="P6">3. Applicant checks allocation schedule, too ensure <text:span text:style-name="T2">this booking is avalible</text:span>.</text:p>
      <text:p text:style-name="P10"><text:span text:style-name="T1">R</text:span>epeat steps 1-3 until an available <text:span text:style-name="T2">space</text:span> and time are choosen.</text:p>
      <text:p text:style-name="P6">4. <text:span text:style-name="T2">Applicant s</text:span>ubmit<text:span text:style-name="T2">s</text:span> <text:span text:style-name="T2">booking request.</text:span></text:p>
      <text:p text:style-name="P6"><text:s text:c="3"/>4a. <text:span text:style-name="T1">Applicant r</text:span>ecend<text:span text:style-name="T1">s</text:span> <text:span text:style-name="T1">booking request.</text:span></text:p>
      <text:p text:style-name="P6"><text:span text:style-name="T1"><text:s text:c="8"/>1. Applicant issues requests to cancel their booking request.</text:span></text:p>
      <text:p text:style-name="P6"><text:s text:c="8"/><text:span text:style-name="T1">2. Applicant recieves confirmation of cancelation of their request.</text:span></text:p>
      <text:p text:style-name="P6">5. <text:span text:style-name="T1">Applicant is notified their booking request was confirmed or denied.</text:span></text:p>
      <text:p text:style-name="P11">Repeat steps 1-5 until request is confirmed</text:p>
      <text:p text:style-name="P11"/>
      <text:p text:style-name="P11"/>
      <text:p text:style-name="P11"/>
      <text:p text:style-name="P8">1. Principal creates schedule.</text:p>
      <text:p text:style-name="P8">2. Applicant requests room.</text:p>
      <text:p text:style-name="P8">3. Principal approves a request.</text:p>
      <text:p text:style-name="P8">4. Principal rejects a request.</text:p>
      <text:p text:style-name="P8">5. Principal blacks out time period for special event.</text:p>
      <text:p text:style-name="P9">6. Principal edits available use spaces (Adds/deletes spaces).</text:p>
      <text:p text:style-name="P9">7. User (principal or applicant) views the allocation schedule.</text:p>
      <text:p text:style-name="P9">8. Applicant resends booking request.</text:p>
      <text:p text:style-name="P9">9. Principal cancels existing booking.</text:p>
      <text:p text:style-name="P9">10. Principal changes max request time of an applic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0:34:33.562000000</meta:creation-date>
    <dc:date>2017-09-26T16:39:36.823358656</dc:date>
    <meta:editing-duration>PT22M1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14" meta:character-count="1433" meta:non-whitespace-character-count="1228"/>
  </office:meta>
</office:document-meta>
</file>